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0ae1b4" officeooo:paragraph-rsid="000ae1b4" style:font-size-asian="15.75pt" style:font-size-complex="18pt"/>
    </style:style>
    <style:style style:name="P4" style:family="paragraph" style:parent-style-name="Standard">
      <style:text-properties fo:font-size="18pt" officeooo:rsid="000ca4af" officeooo:paragraph-rsid="000ca4af" style:font-size-asian="15.75pt" style:font-size-complex="18pt"/>
    </style:style>
    <style:style style:name="P5" style:family="paragraph" style:parent-style-name="Standard">
      <style:text-properties fo:font-size="18pt" officeooo:rsid="000ecd4b" officeooo:paragraph-rsid="000ecd4b" style:font-size-asian="15.75pt" style:font-size-complex="18pt"/>
    </style:style>
    <style:style style:name="P6" style:family="paragraph" style:parent-style-name="Standard">
      <style:text-properties fo:font-size="18pt" officeooo:rsid="0014d241" officeooo:paragraph-rsid="0014d241" style:font-size-asian="15.75pt" style:font-size-complex="18pt"/>
    </style:style>
    <style:style style:name="P7" style:family="paragraph" style:parent-style-name="Standard">
      <style:text-properties fo:font-size="18pt" officeooo:rsid="001690ba" officeooo:paragraph-rsid="001690ba" style:font-size-asian="15.75pt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officeooo:rsid="000ecd4b" officeooo:paragraph-rsid="000ecd4b"/>
    </style:style>
    <style:style style:name="P10" style:family="paragraph" style:parent-style-name="Standard">
      <style:text-properties fo:font-size="18pt" officeooo:rsid="0012833e" officeooo:paragraph-rsid="0012833e"/>
    </style:style>
    <style:style style:name="P11" style:family="paragraph" style:parent-style-name="Standard">
      <style:paragraph-properties fo:text-align="center" style:justify-single-word="false"/>
      <style:text-properties fo:color="#c9211e" fo:font-size="18pt" fo:font-weight="bold" officeooo:rsid="00088b9d" officeooo:paragraph-rsid="00088b9d" style:font-size-asian="15.75pt" style:font-weight-asian="bold" style:font-size-complex="18pt" style:font-weight-complex="bold"/>
    </style:style>
    <style:style style:name="P12" style:family="paragraph" style:parent-style-name="Text_20_body">
      <style:text-properties loext:padding="0cm" loext:border="none"/>
    </style:style>
    <style:style style:name="P13" style:family="paragraph" style:parent-style-name="Text_20_body">
      <style:text-properties fo:font-size="18pt" officeooo:rsid="000ecd4b" style:font-size-asian="15.75pt" style:font-size-complex="18pt"/>
    </style:style>
    <style:style style:name="P14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padding="0cm" fo:border="none"/>
      <style:text-properties loext:padding="0cm" loext:border="none"/>
    </style:style>
    <style:style style:name="P16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ecd4b" style:font-size-asian="18pt" style:font-size-complex="18pt" loext:padding="0cm" loext:border="none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font-name="Inter" fo:font-size="12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loext:padding="0cm" loext:border="none"/>
    </style:style>
    <style:style style:name="T7" style:family="text">
      <style:text-properties loext:padding="0cm" loext:border="none"/>
    </style:style>
    <style:style style:name="T8" style:family="text">
      <style:text-properties style:font-size-asian="18pt" style:font-size-complex="18pt"/>
    </style:style>
    <style:style style:name="T9" style:family="text">
      <style:text-properties style:font-size-asian="18pt" style:font-size-complex="18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int and Debugging</text:p>
      <text:p text:style-name="P14">Which environment variable should be used to export the logs to a specific path? If unsure, refer to the documentation. Documentation tab is available at the top right.</text:p>
      <text:p text:style-name="P3">TF_LOG_PATH</text:p>
      <text:p text:style-name="P3"/>
      <text:p text:style-name="Standard"><text:span text:style-name="T3">Can you export the debug logs from </text:span><text:span text:style-name="Source_20_Text"><text:span text:style-name="T3">terraform </text:span></text:span><text:span text:style-name="T3">just by setting </text:span><text:span text:style-name="Source_20_Text"><text:span text:style-name="T3">TF_LOG_PATH </text:span></text:span><text:span text:style-name="T3">environment variable and providing a path as the value to this variable?</text:span></text:p>
      <text:p text:style-name="P4">No</text:p>
      <text:p text:style-name="P4"/>
      <text:p text:style-name="Text_20_body"><text:span text:style-name="T3">We have a configuration directory called </text:span><text:span text:style-name="Source_20_Text"><text:span text:style-name="T3">/root/terraform-projects/ProjectA</text:span></text:span><text:span text:style-name="T3">. Enable logging with the log level set to </text:span><text:span text:style-name="Source_20_Text"><text:span text:style-name="T3">ERROR </text:span></text:span><text:span text:style-name="T3">and then export the logs the path </text:span><text:span text:style-name="Source_20_Text"><text:span text:style-name="T3">/tmp/ProjectA.log</text:span></text:span><text:span text:style-name="T3">.</text:span></text:p>
      <text:p text:style-name="Text_20_body"><text:span text:style-name="T3">Once the environment variables are set, run a </text:span><text:span text:style-name="Source_20_Text"><text:span text:style-name="T3">terraform init and apply</text:span></text:span><text:span text:style-name="T3">.<text:line-break/>It's OK if this results in an error. Do not change any configuration files before you export the logs!</text:span></text:p>
      <text:p text:style-name="P5">Given code:</text:p>
      <text:p text:style-name="P8">resource "aws_instance" "ProjectA" {</text:p>
      <text:p text:style-name="P8">ami = "ami-0c9bfc21ac5bf10eb"</text:p>
      <text:p text:style-name="P8">instance_type = "t2.large"</text:p>
      <text:p text:style-name="P1"><text:span text:style-name="T8">}</text:span></text:p>
      <text:p text:style-name="P1"><text:span text:style-name="T8"/></text:p>
      <text:p text:style-name="P9"><text:span text:style-name="T8">Improvised code:</text:span></text:p>
      <text:p text:style-name="P9"><text:span text:style-name="T8"/></text:p>
      <text:p text:style-name="P9"><text:span text:style-name="T8"/></text:p>
      <text:p text:style-name="Text_20_body"><text:span text:style-name="T3">Now navigate to </text:span><text:span text:style-name="Source_20_Text"><text:span text:style-name="T3">/root/terraform-projects/ProjectB</text:span></text:span><text:span text:style-name="T3">. We already </text:span><text:soft-page-break/><text:span text:style-name="T3">have a </text:span><text:span text:style-name="Source_20_Text"><text:span text:style-name="T3">main.tf </text:span></text:span><text:span text:style-name="T3">file created for provisioning an </text:span><text:span text:style-name="Source_20_Text"><text:span text:style-name="T3">AWS EC2 </text:span></text:span><text:span text:style-name="T3">instance with the tag </text:span><text:span text:style-name="Source_20_Text"><text:span text:style-name="T3">Name: projectb_webserver</text:span></text:span><text:span text:style-name="T3">.</text:span></text:p>
      <text:p text:style-name="Text_20_body"><text:span text:style-name="T3">Run a </text:span><text:span text:style-name="Source_20_Text"><text:span text:style-name="T3">terraform init and apply </text:span></text:span><text:span text:style-name="T3">to provision this instance.</text:span></text:p>
      <text:p text:style-name="P10"><text:span text:style-name="T8">Terraform init, plan and apply commands ran successfully</text:span></text:p>
      <text:p text:style-name="P10"><text:span text:style-name="T8"/></text:p>
      <text:p text:style-name="Text_20_body"><text:span text:style-name="T3">Now, try running a </text:span><text:span text:style-name="Source_20_Text"><text:span text:style-name="T3">terraform plan </text:span></text:span><text:span text:style-name="T3">again. What is the effect?</text:span></text:p>
      <text:p text:style-name="P6">Resources will be replaced</text:p>
      <text:p text:style-name="P6"/>
      <text:p text:style-name="Standard"><text:span text:style-name="T3">Why is the resource called </text:span><text:span text:style-name="Source_20_Text"><text:span text:style-name="T3">ProjectB </text:span></text:span><text:span text:style-name="T3">being replaced?</text:span></text:p>
      <text:p text:style-name="P7">Project B resource is tained</text:p>
      <text:p text:style-name="P2"/>
      <text:p text:style-name="Text_20_body"><text:span text:style-name="T3">Untaint the resource called </text:span><text:span text:style-name="Source_20_Text"><text:span text:style-name="T3">ProjectB </text:span></text:span><text:span text:style-name="T3">so that the resource is not replaced any more.</text:span></text:p>
      <text:p text:style-name="P14">The resource is currently tainted.</text:p>
      <text:p text:style-name="P8">terraform untaint aws_instance.Project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2:58:13.970891122</meta:creation-date>
    <dc:date>2024-04-24T13:06:57.540398522</dc:date>
    <meta:editing-duration>PT8M32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217" meta:character-count="1413" meta:non-whitespace-character-count="1219"/>
  </office:meta>
</office:document-meta>
</file>